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E000000359F101D18C24977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8cm" draw:marker-start-width="0.2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opacity="0%" draw:opacity="100%" draw:textarea-horizontal-align="justify" draw:textarea-vertical-align="middle" draw:auto-grow-height="false" fo:min-height="0.131cm" fo:min-width="0.897cm" draw:shadow="hidden"/>
    </style:style>
    <style:style style:name="gr4" style:family="graphic" style:parent-style-name="standard">
      <style:graphic-properties draw:stroke="solid" svg:stroke-opacity="0%" draw:opacity="100%" draw:textarea-horizontal-align="justify" draw:textarea-vertical-align="middle" draw:auto-grow-height="false" fo:min-height="0.131cm" fo:min-width="1.104cm" draw:shadow="hidden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opacity="100%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1.299cm" svg:x="-0.006cm" svg:y="-0.017cm">
            <draw:image xlink:href="Pictures/100002010000031E000000359F101D18C24977DD.png" xlink:type="simple" xlink:show="embed" xlink:actuate="onLoad">
              <text:p/>
            </draw:image>
          </draw:frame>
          <draw:g>
            <draw:line draw:style-name="gr2" draw:text-style-name="P1" draw:layer="layout" svg:x1="1.772cm" svg:y1="1.38cm" svg:x2="1.772cm" svg:y2="0.364cm">
              <text:p/>
            </draw:line>
            <draw:custom-shape draw:style-name="gr3" draw:text-style-name="P3" draw:layer="layout" svg:width="1.397cm" svg:height="0.381cm" svg:x="1.645cm" svg:y="1.38cm">
              <text:p text:style-name="P2"><text:span text:style-name="T1">CA</text:span><text:span text:style-name="T1">N0 </text:span><text:span text:style-name="T1">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2" draw:text-style-name="P1" draw:layer="layout" svg:x1="9.265cm" svg:y1="1.38cm" svg:x2="9.272cm" svg:y2="0.371cm">
              <text:p/>
            </draw:line>
            <draw:custom-shape draw:style-name="gr4" draw:text-style-name="P3" draw:layer="layout" svg:width="1.604cm" svg:height="0.381cm" svg:x="7.741cm" svg:y="1.38cm">
              <text:p text:style-name="P2"><text:span text:style-name="T1">C</text:span><text:span text:style-name="T1">A</text:span><text:span text:style-name="T1">N</text:span><text:span text:style-name="T1">1</text:span><text:span text:style-name="T1"> </text:span><text:span text:style-name="T1">A</text:span><text:span text:style-name="T1">C</text:span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2" draw:text-style-name="P1" draw:layer="layout" svg:x1="10.65cm" svg:y1="1.38cm" svg:x2="10.65cm" svg:y2="0.364cm">
              <text:p/>
            </draw:line>
            <draw:custom-shape draw:style-name="gr3" draw:text-style-name="P3" draw:layer="layout" svg:width="1.397cm" svg:height="0.381cm" svg:x="10.523cm" svg:y="1.38cm">
              <text:p text:style-name="P2"><text:span text:style-name="T1">CA</text:span><text:span text:style-name="T1">N0 </text:span><text:span text:style-name="T1">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line draw:style-name="gr2" draw:text-style-name="P1" draw:layer="layout" svg:x1="18.014cm" svg:y1="1.379cm" svg:x2="18.021cm" svg:y2="0.37cm">
              <text:p/>
            </draw:line>
            <draw:custom-shape draw:style-name="gr4" draw:text-style-name="P3" draw:layer="layout" svg:width="1.604cm" svg:height="0.381cm" svg:x="16.49cm" svg:y="1.379cm">
              <text:p text:style-name="P2"><text:span text:style-name="T1">CA</text:span><text:span text:style-name="T1">N1 </text:span><text:span text:style-name="T1">AC</text:span><text:span text:style-name="T1">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1" draw:layer="layout" svg:width="0.635cm" svg:height="0.635cm" svg:x="18.623cm" svg:y="0.7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5T12:42:24.671472963</dc:date>
    <meta:editing-duration>PT8H44M16S</meta:editing-duration>
    <meta:editing-cycles>3</meta:editing-cycles>
    <meta:generator>LibreOffice/5.2.7.2$Linux_X86_64 LibreOffice_project/20m0$Build-2</meta:generator>
    <meta:document-statistic meta:object-count="15"/>
  </office:meta>
</office:document-meta>
</file>